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0807" officeooo:paragraph-rsid="001c0807"/>
    </style:style>
    <style:style style:name="P2" style:family="paragraph" style:parent-style-name="Standard">
      <style:paragraph-properties fo:text-align="center" style:justify-single-word="false"/>
      <style:text-properties officeooo:rsid="001c0807" officeooo:paragraph-rsid="001c0807"/>
    </style:style>
    <style:style style:name="P3" style:family="paragraph" style:parent-style-name="Standard">
      <style:paragraph-properties fo:text-align="start" style:justify-single-word="false"/>
      <style:text-properties officeooo:rsid="001c0807" officeooo:paragraph-rsid="001c0807"/>
    </style:style>
    <style:style style:name="P4" style:family="paragraph" style:parent-style-name="Standard">
      <style:text-properties officeooo:rsid="001cc24e" officeooo:paragraph-rsid="001cc24e"/>
    </style:style>
    <style:style style:name="T1" style:family="text">
      <style:text-properties officeooo:rsid="001d0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DS</text:p>
      <text:p text:style-name="P2"/>
      <text:p text:style-name="P3">First things first, you must have <text:span text:style-name="T1">an odd number of</text:span> points in all directions in order for the DAF to work. </text:p>
      <text:p text:style-name="P3">Secondly the Quantum proton must be in the center of the grid to start. </text:p>
      <text:p text:style-name="P3"/>
      <text:p text:style-name="P1">IOp's for TDDS</text:p>
      <text:p text:style-name="P1"><text:s/></text:p>
      <text:p text:style-name="P1">These Iop's are specifically for running TDDS to achieve a high level of theory PES. </text:p>
      <text:p text:style-name="P1"><text:tab/><text:tab/>-This means two things</text:p>
      <text:p text:style-name="P1"><text:tab/><text:tab/>1.The Nuclei are not propagated</text:p>
      <text:p text:style-name="P1"><text:tab/><text:tab/>2. The potential surface should converge after a few iterative time steps</text:p>
      <text:p text:style-name="P1">1/33- <text:s/>Junjie Debug print</text:p>
      <text:p text:style-name="P1"/>
      <text:p text:style-name="P1">1/73- Initial Kinetic energy of the nuclei.</text:p>
      <text:p text:style-name="P1"><text:tab/>- This formalism uses N*Microhartree</text:p>
      <text:p text:style-name="P1"><text:tab/>- Where N is the value input into the IOp</text:p>
      <text:p text:style-name="P1"><text:tab/>- In order to solve for the temperature you can use E= (# of dimensions) *KT</text:p>
      <text:p text:style-name="P1"><text:tab/><text:tab/>-Here K is the boltzmann constant</text:p>
      <text:p text:style-name="P1">1/8- ADMP time step </text:p>
      <text:p text:style-name="P1"><text:tab/>=0 this is the default setting (0.1 femtosecond)</text:p>
      <text:p text:style-name="P1"><text:tab/>=N where N is really N*0.0001 fs </text:p>
      <text:p text:style-name="P1"><text:tab/><text:tab/>- N=5 means 0.0005 fs</text:p>
      <text:p text:style-name="P1">2/15- Symmetry control</text:p>
      <text:p text:style-name="P1"><text:tab/>-In this case n=3, which means that symmetry is not even called </text:p>
      <text:p text:style-name="P1"><text:tab/>-This is a gaussian standard Iop</text:p>
      <text:p text:style-name="P1"/>
      <text:p text:style-name="P1">1/179,1/178,1/177 → X directional cosines </text:p>
      <text:p text:style-name="P1">1/176,1/175,1/174 → Y directional cosines</text:p>
      <text:p text:style-name="P1">1/173,1/172,1/171 → Z directional cosines</text:p>
      <text:p text:style-name="P1">→ These values describe the alpha, beta, and gamma values that are associated with describing the coordinate system of the grid</text:p>
      <text:p text:style-name="P1">→ N*0.000001 gives the actual value of the direction cosine</text:p>
      <text:p text:style-name="P1"/>
      <text:p text:style-name="P1">1/193=XY → grid option </text:p>
      <text:p text:style-name="P1"><text:s text:c="4"/><text:tab/> Y=1 → moving grid</text:p>
      <text:p text:style-name="P1"><text:tab/> Y=2 → Fixed grid</text:p>
      <text:p text:style-name="P1"/>
      <text:p text:style-name="P1">1/190 =N where N is the dimensionality of the grid</text:p>
      <text:p text:style-name="P1"/>
      <text:p text:style-name="P1">1/186=WWXXYYZZ</text:p>
      <text:p text:style-name="P1"><text:tab/>XX → atom at the origin of the grid</text:p>
      <text:p text:style-name="P1"><text:tab/>YY → atom at the end of the grid</text:p>
      <text:p text:style-name="P1"><text:tab/>ZZ → Quantum Atom</text:p>
      <text:p text:style-name="P1"><text:tab/>WW → Optional Flag</text:p>
      <text:p text:style-name="P1"/>
      <text:p text:style-name="P1">1/194 → the integration scheme used to interpolate the PES from point to point</text:p>
      <text:p text:style-name="P1"><text:s/><text:tab/>=0 Haar wavelet decomposition is used </text:p>
      <text:p text:style-name="P1"><text:tab/>=1 Marginal Sampling is used </text:p>
      <text:p text:style-name="P1"/>
      <text:p text:style-name="P1"><text:soft-page-break/>1/170=ZZZYYYXXX</text:p>
      <text:p text:style-name="P1"><text:tab/>→ the number of quantum grid points in each direction </text:p>
      <text:p text:style-name="P1"/>
      <text:p text:style-name="P1">1/169=ZZZYYYXXX</text:p>
      <text:p text:style-name="P1"><text:tab/>→ grid spread in 10^2 A </text:p>
      <text:p text:style-name="P1"/>
      <text:p text:style-name="P1">1/184 =NZZZYYYXXX</text:p>
      <text:p text:style-name="P1"><text:tab/>→ The number of regular grid points in each direction</text:p>
      <text:p text:style-name="P1"><text:tab/>→ N is the interpolation flag</text:p>
      <text:p text:style-name="P1"/>
      <text:p text:style-name="P1">1/180 → grid cutoff QW propagation in 10^-5 A</text:p>
      <text:p text:style-name="P1"><text:tab/>→ if the distance between two atoms is below the set value the potential is extrapolated or <text:tab/>skipped</text:p>
      <text:p text:style-name="P1"/>
      <text:p text:style-name="P1">1/187 → Number of full quantum wavepacket dynamic steps per ADMP step</text:p>
      <text:p text:style-name="P1"/>
      <text:p text:style-name="P4">1/189=NXXYYYY</text:p>
      <text:p text:style-name="P4"><text:tab/>→ YYYY is the temperature </text:p>
      <text:p text:style-name="P4"><text:tab/>→ XX is IrdChi</text:p>
      <text:p text:style-name="P4"><text:tab/>→ N is a flag</text:p>
      <text:p text:style-name="P4"><text:tab/>→ The sign of the Iop is the sign of the temperature</text:p>
      <text:p text:style-name="P4"><text:tab/>→ if N=0 the temp is set by the Nuclear kinetic energy</text:p>
      <text:p text:style-name="P4"/>
      <text:p text:style-name="P4">1/195 → JYY</text:p>
      <text:p text:style-name="P4"><text:tab/>→ Information for wavelet decomposition</text:p>
      <text:p text:style-name="P4"/>
      <text:p text:style-name="P4">1/188 =NXXYY</text:p>
      <text:p text:style-name="P4"><text:tab/>→ YY the number of Krylov basis vectors used in the Arnoldi Diagonalization </text:p>
      <text:p text:style-name="P4"><text:tab/>→ XX then umber of eigenvectors to be calculated </text:p>
      <text:p text:style-name="P4"><text:tab/>→ N the number of times the matrix will be diagonalized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1:15:30.669865986</meta:creation-date>
    <dc:date>2016-01-13T17:02:32.215480716</dc:date>
    <meta:editing-duration>PT4M20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2" meta:paragraph-count="61" meta:word-count="445" meta:character-count="2460" meta:non-whitespace-character-count="2011"/>
  </office:meta>
</office:document-meta>
</file>